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5-06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5-06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3-10-19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3-10-18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3-04-26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2-10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2-07-28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2-04-25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1-10-1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1-07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1-04-29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1-04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0-10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0-08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20-04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9-10-1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9-07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9-04-2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8-10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8-07-19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8-04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7-10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7-07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7-04-2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6-10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6-07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5-05-0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3-10-1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3-08-1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3-04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2-10-3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2-07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2-04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1-10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1-07-1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1-04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0-11-1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0-08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10-04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9-11-0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9-08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9-04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8-11-0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8-07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8-04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7-10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7-07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7-04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6-10-0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6-04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6-01-1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5-10-1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5-07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5-04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4-10-1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4-07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200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7</text:p>
          </table:table-cell>
          <table:table-cell office:value-type="string" calcext:value-type="string">
            <text:p>WELL5, Fort Fairfield, ME</text:p>
          </table:table-cell>
          <table:table-cell office:value-type="string" calcext:value-type="string">
            <text:p>199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